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Transformer.appendParameter( StringBuffer buffer , boolean firstparameter , boolean pos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xyTransformer.readXML( HttpURLConnection 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xy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Transformer.processRequest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ProxyTransformer.getInstanceData( ServiceManager manager , Map objectModel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xy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Transforme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xyTransformer.checkForRedirect( HttpURLConnection connection , String documentB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xy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xyTransformer.startElement( String uri , String name , String raw ,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Transformer.setup( SourceResolver resolver , Map objectModel , String src , Parameters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xyTransformer.checkForRedirect( Document doc , String documentBa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roxyTransformer.resolveURI( String uri , String documentBa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xyTransformer.connect( Request request , String uri , String query , boolean po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